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nux Libertine O" officeooo:rsid="0035cc64" officeooo:paragraph-rsid="004107b8"/>
    </style:style>
    <style:style style:name="P2" style:family="paragraph" style:parent-style-name="Standard">
      <style:text-properties style:font-name="Linux Libertine O" officeooo:rsid="0035cc64" officeooo:paragraph-rsid="003fff47"/>
    </style:style>
    <style:style style:name="P3" style:family="paragraph" style:parent-style-name="Standard">
      <style:text-properties style:font-name="Linux Libertine O" officeooo:rsid="0035cc64" officeooo:paragraph-rsid="0041c510"/>
    </style:style>
    <style:style style:name="P4" style:family="paragraph" style:parent-style-name="Standard">
      <style:text-properties style:font-name="Linux Libertine O" officeooo:rsid="004107b8" officeooo:paragraph-rsid="004107b8"/>
    </style:style>
    <style:style style:name="P5" style:family="paragraph" style:parent-style-name="Standard">
      <style:text-properties style:font-name="Linux Libertine O" officeooo:rsid="004107b8" officeooo:paragraph-rsid="004676e2"/>
    </style:style>
    <style:style style:name="P6" style:family="paragraph" style:parent-style-name="Standard">
      <style:text-properties style:font-name="Linux Libertine O" officeooo:rsid="0043f50f" officeooo:paragraph-rsid="0043f50f"/>
    </style:style>
    <style:style style:name="P7" style:family="paragraph" style:parent-style-name="Standard">
      <style:text-properties style:font-name="Linux Libertine O" officeooo:rsid="0043f50f" officeooo:paragraph-rsid="0045121a"/>
    </style:style>
    <style:style style:name="P8" style:family="paragraph" style:parent-style-name="Standard">
      <style:text-properties style:font-name="Linux Libertine O" officeooo:rsid="0043f50f" officeooo:paragraph-rsid="00461e13"/>
    </style:style>
    <style:style style:name="P9" style:family="paragraph" style:parent-style-name="Standard">
      <style:text-properties style:font-name="Linux Libertine O" officeooo:rsid="0045121a" officeooo:paragraph-rsid="0045121a"/>
    </style:style>
    <style:style style:name="P10" style:family="paragraph" style:parent-style-name="Standard">
      <style:text-properties style:font-name="Linux Libertine O" officeooo:rsid="0045121a" officeooo:paragraph-rsid="00461e13"/>
    </style:style>
    <style:style style:name="P11" style:family="paragraph" style:parent-style-name="Standard">
      <style:text-properties style:font-name="Linux Libertine O" officeooo:rsid="0045121a" officeooo:paragraph-rsid="00453a1c"/>
    </style:style>
    <style:style style:name="P12" style:family="paragraph" style:parent-style-name="Heading">
      <style:text-properties style:font-name="Linux Libertine O" officeooo:rsid="00365ccf" officeooo:paragraph-rsid="004676e2"/>
    </style:style>
    <style:style style:name="P13" style:family="paragraph" style:parent-style-name="Standard">
      <style:text-properties style:font-name="Linux Libertine O" officeooo:rsid="004676e2" officeooo:paragraph-rsid="004676e2"/>
    </style:style>
    <style:style style:name="P14" style:family="paragraph" style:parent-style-name="Standard">
      <style:text-properties style:font-name="Linux Libertine O" officeooo:rsid="0047e48e" officeooo:paragraph-rsid="0047e48e"/>
    </style:style>
    <style:style style:name="P15" style:family="paragraph" style:parent-style-name="Standard">
      <style:text-properties style:font-name="Linux Libertine O" officeooo:rsid="0047e48e" officeooo:paragraph-rsid="0045121a"/>
    </style:style>
    <style:style style:name="P16" style:family="paragraph" style:parent-style-name="Standard">
      <style:text-properties style:font-name="Linux Libertine O" officeooo:rsid="00461e13" officeooo:paragraph-rsid="0045121a"/>
    </style:style>
    <style:style style:name="P17" style:family="paragraph" style:parent-style-name="Standard">
      <style:text-properties officeooo:paragraph-rsid="00453a1c"/>
    </style:style>
    <style:style style:name="P18" style:family="paragraph" style:parent-style-name="Heading">
      <style:text-properties officeooo:paragraph-rsid="003fff47"/>
    </style:style>
    <style:style style:name="P19" style:family="paragraph" style:parent-style-name="Heading_20_1">
      <style:text-properties officeooo:paragraph-rsid="003fff47"/>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3f50f"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676e2" style:font-name-asian="Noto Sans CJK SC Regular" style:font-size-asian="14pt" style:font-weight-asian="bold" style:font-name-complex="FreeSans1" style:font-size-complex="14pt" style:font-weight-complex="bold"/>
    </style:style>
    <style:style style:name="T4" style:family="text">
      <style:text-properties fo:color="#3465a4" loext:opacity="100%" fo:font-size="14pt" fo:font-weight="bold" style:font-name-asian="Noto Sans CJK SC Regular" style:font-size-asian="14pt" style:font-weight-asian="bold" style:font-name-complex="FreeSans1" style:font-size-complex="14pt" style:font-weight-complex="bold"/>
    </style:style>
    <style:style style:name="T5" style:family="text">
      <style:text-properties fo:color="#3465a4" loext:opacity="100%" fo:font-size="14pt" fo:font-weight="bold" officeooo:rsid="0043f50f" style:font-name-asian="Noto Sans CJK SC Regular" style:font-size-asian="14pt" style:font-weight-asian="bold" style:font-name-complex="FreeSans1" style:font-size-complex="14pt" style:font-weight-complex="bold"/>
    </style:style>
    <style:style style:name="T6" style:family="text">
      <style:text-properties fo:color="#3465a4" loext:opacity="100%" fo:font-size="14pt" fo:font-weight="bold" officeooo:rsid="004676e2" style:font-name-asian="Noto Sans CJK SC Regular" style:font-size-asian="14pt" style:font-weight-asian="bold" style:font-name-complex="FreeSans1" style:font-size-complex="14pt" style:font-weight-complex="bold"/>
    </style:style>
    <style:style style:name="T7" style:family="text">
      <style:text-properties fo:color="#3465a4" loext:opacity="100%" fo:font-size="14pt" fo:font-weight="bold" officeooo:rsid="0047e48e" style:font-name-asian="Noto Sans CJK SC Regular" style:font-size-asian="14pt" style:font-weight-asian="bold" style:font-name-complex="FreeSans1" style:font-size-complex="14pt" style:font-weight-complex="bold"/>
    </style:style>
    <style:style style:name="T8" style:family="text">
      <style:text-properties style:font-name="Linux Libertine O" officeooo:rsid="0045121a"/>
    </style:style>
    <style:style style:name="T9" style:family="text">
      <style:text-properties style:font-name="Linux Libertine O" officeooo:rsid="004676e2"/>
    </style:style>
    <style:style style:name="T10" style:family="text">
      <style:text-properties style:font-name="Linux Libertine O" officeooo:rsid="0047e48e"/>
    </style:style>
    <style:style style:name="T11" style:family="text">
      <style:text-properties style:font-name="Linux Libertine O" officeooo:rsid="004ad669"/>
    </style:style>
    <style:style style:name="T12" style:family="text">
      <style:text-properties officeooo:rsid="0043f50f"/>
    </style:style>
    <style:style style:name="T13" style:family="text">
      <style:text-properties fo:color="#004586" loext:opacity="100%" style:font-name="Linux Libertine O" fo:font-size="18.2000007629395pt" fo:font-weight="bold" officeooo:rsid="0043f50f" style:font-name-asian="Noto Sans CJK SC Regular" style:font-size-asian="18.2000007629395pt" style:font-weight-asian="bold" style:font-name-complex="FreeSans1" style:font-size-complex="18.2000007629395pt" style:font-weight-complex="600"/>
    </style:style>
    <style:style style:name="T14" style:family="text">
      <style:text-properties fo:color="#004586" loext:opacity="100%" style:font-name="Linux Libertine O" fo:font-size="18.2000007629395pt" fo:font-weight="bold" officeooo:rsid="002e3001" style:font-name-asian="Noto Sans CJK SC Regular" style:font-size-asian="18.2000007629395pt" style:font-weight-asian="bold" style:font-name-complex="FreeSans1" style:font-size-complex="18.2000007629395pt" style:font-weight-complex="600"/>
    </style:style>
    <style:style style:name="T15" style:family="text">
      <style:text-properties fo:color="#004586" loext:opacity="100%" style:font-name="Linux Libertine O" fo:font-size="18.2000007629395pt" fo:font-weight="bold" officeooo:rsid="0045bccc" style:font-name-asian="Noto Sans CJK SC Regular" style:font-size-asian="18.2000007629395pt" style:font-weight-asian="bold" style:font-name-complex="FreeSans1" style:font-size-complex="18.2000007629395pt" style:font-weight-complex="600"/>
    </style:style>
    <style:style style:name="T16" style:family="text">
      <style:text-properties fo:color="#004586" loext:opacity="100%" style:font-name="Linux Libertine O" fo:font-size="18.2000007629395pt" fo:font-weight="bold" officeooo:rsid="004676e2" style:font-name-asian="Noto Sans CJK SC Regular" style:font-size-asian="18.2000007629395pt" style:font-weight-asian="bold" style:font-name-complex="FreeSans1" style:font-size-complex="18.2000007629395pt" style:font-weight-complex="600"/>
    </style:style>
    <style:style style:name="T17" style:family="text">
      <style:text-properties officeooo:rsid="004676e2"/>
    </style:style>
    <style:style style:name="T18" style:family="text">
      <style:text-properties style:text-position="super 58%" officeooo:rsid="004676e2"/>
    </style:style>
    <style:style style:name="T19" style:family="text">
      <style:text-properties officeooo:rsid="0047e48e"/>
    </style:style>
    <style:style style:name="T20" style:family="text">
      <style:text-properties officeooo:rsid="0048e9b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T16">Ras el hanout chicken</text:span><text:span text:style-name="T13"> </text:span><text:span text:style-name="T14">(2 portions; 3</text:span><text:span text:style-name="T15">5</text:span><text:span text:style-name="T14">min)</text:span></text:h>
      <text:p text:style-name="P5"><text:span text:style-name="T20">Ad</text:span><text:span text:style-name="T17">apted from: </text:span><text:a xlink:type="simple" xlink:href="https://www.bbc.co.uk/food/recipes/ras-el-hanout_chicken_68989" text:style-name="Internet_20_link" text:visited-style-name="Visited_20_Internet_20_Link"><text:span text:style-name="T17">https://www.bbc.co.uk/food/recipes/ras-el-hanout_chicken_68989</text:span></text:a></text:p>
      <text:p text:style-name="P6"/>
      <text:p text:style-name="P18"><text:span text:style-name="T1">For </text:span><text:span text:style-name="T2">the </text:span><text:span text:style-name="T3">chicken</text:span></text:p>
      <text:p text:style-name="P13">2 tbsp ras el hanout</text:p>
      <text:p text:style-name="P13">1 flat tsp salt</text:p>
      <text:p text:style-name="P13">2 tsp olive oil</text:p>
      <text:p text:style-name="P13"/>
      <text:p text:style-name="P6"><text:span text:style-name="T17">320</text:span>g chicken breast <text:span text:style-name="T17">goujons</text:span></text:p>
      <text:p text:style-name="P1"/>
      <text:p text:style-name="P1"/>
      <text:p text:style-name="P13">Trim the chicken, spoon on the oil and mix. Add the salt and spices and mix again until evely covered. Leave to one side while preparing the rest. Put the rice on.</text:p>
      <text:p text:style-name="P16"/>
      <text:p text:style-name="P12"><text:span text:style-name="T4">For </text:span><text:span text:style-name="T5">the </text:span><text:span text:style-name="T6">sauce</text:span><text:span text:style-name="T5"> </text:span><text:span text:style-name="T6">(optional </text:span><text:span text:style-name="T7">replacement for pomegranate molasses</text:span><text:span text:style-name="T6">)</text:span></text:p>
      <text:p text:style-name="P13">2 tsp runny honey, or 1 heaped tsp set honey</text:p>
      <text:p text:style-name="P13">1 tsp hot water</text:p>
      <text:p text:style-name="P13">½ - ¾ tsp balsamic vinegar</text:p>
      <text:p text:style-name="P13"/>
      <text:p text:style-name="P13">½ fresh lemon (optional)</text:p>
      <text:p text:style-name="P13"/>
      <text:p text:style-name="P13"/>
      <text:p text:style-name="P13">In a small bowl, dissolve the honey in the water and add the balsamic vinegar. Mix well, and put on the table to serve. Lemon goes on table as well if you’re using it, to squeeze over <text:span text:style-name="T19">separately</text:span>.</text:p>
      <text:p text:style-name="P13"/>
      <text:p text:style-name="P18"><text:span text:style-name="T1">For </text:span><text:span text:style-name="T2">the fry </text:span><text:span text:style-name="T3">(about 15 min)</text:span></text:p>
      <text:p text:style-name="P4">8-<text:span text:style-name="T12">10</text:span> tbsp olive oil (adjust as needed)</text:p>
      <text:p text:style-name="P3"/>
      <text:p text:style-name="P13">2 rounded tbsp zaatar</text:p>
      <text:p text:style-name="P8"><text:span text:style-name="T17">3</text:span> large cloves garlic</text:p>
      <text:p text:style-name="P8">1 onion</text:p>
      <text:p text:style-name="P8"/>
      <text:p text:style-name="P7">1<text:span text:style-name="T17">5</text:span>0g cherry <text:span text:style-name="T17">or baby plum</text:span> tomatoes</text:p>
      <text:p text:style-name="P2"/>
      <text:p text:style-name="P13"/>
      <text:p text:style-name="P10"><text:span text:style-name="T17">Dice the onion finely, </text:span><text:span text:style-name="T19">p</text:span>eel and roughly chop the garlic. <text:span text:style-name="T19">Heat the oil</text:span><text:span text:style-name="T17">, a</text:span>dd the <text:span text:style-name="T17">chicken and fry for a minute </text:span><text:span text:style-name="T19">on high heat</text:span><text:span text:style-name="T17"> until sealed. Turn the pieces over and shuffle them to one side (still in contact with the </text:span><text:span text:style-name="T19">pan</text:span><text:span text:style-name="T17">), </text:span><text:span text:style-name="T19">or</text:span><text:span text:style-name="T17"> use a 2</text:span><text:span text:style-name="T18">nd</text:span><text:span text:style-name="T17"> frying pan if easier.</text:span></text:p>
      <text:p text:style-name="P9"/>
      <text:p text:style-name="P17"><text:span text:style-name="T8">T</text:span><text:span text:style-name="T9">urn the heat down, t</text:span><text:span text:style-name="T8">ilt the pan so the oil runs out of the </text:span><text:span text:style-name="T9">chicken into the free space, add the zaatar and fry for 30 seconds, mixing into the oil immediately. </text:span><text:span text:style-name="T10">A</text:span><text:span text:style-name="T9">dd the diced onion and garlic and mix again. </text:span><text:span text:style-name="T11">Add more oil if it’s sticking rather than moving loosely.</text:span></text:p>
      <text:p text:style-name="P11"/>
      <text:p text:style-name="P15">Halve the little tomatoes and add to the onions, mix again and leave to cook until the chicken has been in for about 10 minutes. Turn the chicken, mix the onion &amp; tomato, and leave for another 5 min.</text:p>
      <text:p text:style-name="P9"/>
      <text:p text:style-name="P14">Serve the onions on the rice and chicken on the side. Rinse the pan with a few tbsp hot water to make a little sauce and pour over the ri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4-01-19T23:13:15.151437037</dc:date>
    <meta:editing-duration>PT2H44S</meta:editing-duration>
    <meta:editing-cycles>47</meta:editing-cycles>
    <meta:generator>LibreOffice/7.3.7.2$Linux_X86_64 LibreOffice_project/30$Build-2</meta:generator>
    <meta:document-statistic meta:table-count="0" meta:image-count="0" meta:object-count="0" meta:page-count="1" meta:paragraph-count="24" meta:word-count="331" meta:character-count="1738" meta:non-whitespace-character-count="1431"/>
  </office:meta>
</office:document-meta>
</file>